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6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13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2-27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31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1-26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9-18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06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1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1-08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6-27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0-12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9-26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6-09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09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2-01-19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1-09-13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286348387097" calcext:value-type="float">
            <text:p>3.4428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7368" calcext:value-type="float">
            <text:p>3.45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8596" calcext:value-type="float">
            <text:p>3.49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94890322581" calcext:value-type="float">
            <text:p>3.5609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1664" calcext:value-type="float">
            <text:p>3.5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76464516129" calcext:value-type="float">
            <text:p>3.537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94335483871" calcext:value-type="float">
            <text:p>3.579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00584615385" calcext:value-type="float">
            <text:p>3.593005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882817391304" calcext:value-type="float">
            <text:p>3.47882817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9688" calcext:value-type="float">
            <text:p>3.4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950916129032" calcext:value-type="float">
            <text:p>3.2995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46289655172" calcext:value-type="float">
            <text:p>3.401462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6135" calcext:value-type="float">
            <text:p>3.366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6372" calcext:value-type="float">
            <text:p>2.9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640325" calcext:value-type="float">
            <text:p>3.2264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9448" calcext:value-type="float">
            <text:p>3.2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529" calcext:value-type="float">
            <text:p>3.34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103857142857" calcext:value-type="float">
            <text:p>3.41103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748571428571" calcext:value-type="float">
            <text:p>3.28748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58503225807" calcext:value-type="float">
            <text:p>3.23058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663483870968" calcext:value-type="float">
            <text:p>3.1866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7446" calcext:value-type="float">
            <text:p>3.187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30325" calcext:value-type="float">
            <text:p>3.1883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443122580645" calcext:value-type="float">
            <text:p>3.2044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5328" calcext:value-type="float">
            <text:p>3.22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584175" calcext:value-type="float">
            <text:p>3.3058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98384" calcext:value-type="float">
            <text:p>3.32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731148387097" calcext:value-type="float">
            <text:p>3.2173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719525" calcext:value-type="float">
            <text:p>3.4671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63888" calcext:value-type="float">
            <text:p>3.46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888438709677" calcext:value-type="float">
            <text:p>3.38888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025522580645" calcext:value-type="float">
            <text:p>3.3202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321651612903" calcext:value-type="float">
            <text:p>3.2932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281971428571" calcext:value-type="float">
            <text:p>3.29281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84075" calcext:value-type="float">
            <text:p>3.2978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064851612903" calcext:value-type="float">
            <text:p>3.3206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969113043478" calcext:value-type="float">
            <text:p>3.35969113043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4128" calcext:value-type="float">
            <text:p>3.40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952184615385" calcext:value-type="float">
            <text:p>3.149521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77875" calcext:value-type="float">
            <text:p>3.1827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2444" calcext:value-type="float">
            <text:p>3.5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710864516129" calcext:value-type="float">
            <text:p>3.4871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21806451613" calcext:value-type="float">
            <text:p>3.4162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846219354839" calcext:value-type="float">
            <text:p>3.37846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738685714286" calcext:value-type="float">
            <text:p>3.36738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37525" calcext:value-type="float">
            <text:p>3.353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17935483871" calcext:value-type="float">
            <text:p>3.3891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207690322581" calcext:value-type="float">
            <text:p>3.4420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344180645161" calcext:value-type="float">
            <text:p>3.4734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0312" calcext:value-type="float">
            <text:p>3.4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7931" calcext:value-type="float">
            <text:p>3.25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642821052632" calcext:value-type="float">
            <text:p>3.5464282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623165217391" calcext:value-type="float">
            <text:p>3.57623165217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64395" calcext:value-type="float">
            <text:p>3.5164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916" calcext:value-type="float">
            <text:p>3.4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600412903226" calcext:value-type="float">
            <text:p>3.3760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329161290323" calcext:value-type="float">
            <text:p>3.3532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518864516129" calcext:value-type="float">
            <text:p>3.3651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971148387097" calcext:value-type="float">
            <text:p>3.3697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570916129032" calcext:value-type="float">
            <text:p>3.3757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697574193548" calcext:value-type="float">
            <text:p>3.40697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33710344828" calcext:value-type="float">
            <text:p>3.380337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8708" calcext:value-type="float">
            <text:p>3.3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34625" calcext:value-type="float">
            <text:p>3.5323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45624" calcext:value-type="float">
            <text:p>3.53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160258064516" calcext:value-type="float">
            <text:p>3.48160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067148387097" calcext:value-type="float">
            <text:p>3.4306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561083870968" calcext:value-type="float">
            <text:p>3.3756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427942857143" calcext:value-type="float">
            <text:p>3.32427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36585" calcext:value-type="float">
            <text:p>3.3636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39104516129" calcext:value-type="float">
            <text:p>3.3639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45704" calcext:value-type="float">
            <text:p>3.3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24032" calcext:value-type="float">
            <text:p>3.157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974933333333" calcext:value-type="float">
            <text:p>2.98974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23312" calcext:value-type="float">
            <text:p>2.8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5864" calcext:value-type="float">
            <text:p>2.9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1444" calcext:value-type="float">
            <text:p>3.1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869781818182" calcext:value-type="float">
            <text:p>3.158697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03971428571" calcext:value-type="float">
            <text:p>3.14803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14503225807" calcext:value-type="float">
            <text:p>3.13914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61664516129" calcext:value-type="float">
            <text:p>3.126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70016" calcext:value-type="float">
            <text:p>3.1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07404" calcext:value-type="float">
            <text:p>3.180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36056" calcext:value-type="float">
            <text:p>3.14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114092307692" calcext:value-type="float">
            <text:p>3.091140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435264" calcext:value-type="float">
            <text:p>3.004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68592" calcext:value-type="float">
            <text:p>3.2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3057" calcext:value-type="float">
            <text:p>3.123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682012903226" calcext:value-type="float">
            <text:p>3.0468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1899" calcext:value-type="float">
            <text:p>3.0018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10868965517" calcext:value-type="float">
            <text:p>3.011108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11395" calcext:value-type="float">
            <text:p>3.0211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750838709677" calcext:value-type="float">
            <text:p>3.0475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01792" calcext:value-type="float">
            <text:p>3.1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494228571429" calcext:value-type="float">
            <text:p>3.18494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558464" calcext:value-type="float">
            <text:p>2.955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592937931034" calcext:value-type="float">
            <text:p>2.955929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660051612903" calcext:value-type="float">
            <text:p>2.93660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8576" calcext:value-type="float">
            <text:p>3.1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314225" calcext:value-type="float">
            <text:p>3.0431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31208" calcext:value-type="float">
            <text:p>2.97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78" calcext:value-type="float">
            <text:p>2.93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510372413793" calcext:value-type="float">
            <text:p>2.945103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869419354839" calcext:value-type="float">
            <text:p>2.9486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009961290323" calcext:value-type="float">
            <text:p>2.96009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6504" calcext:value-type="float">
            <text:p>3.0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309818181818" calcext:value-type="float">
            <text:p>3.083098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25136" calcext:value-type="float">
            <text:p>3.0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772258064516" calcext:value-type="float">
            <text:p>2.9177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715775" calcext:value-type="float">
            <text:p>3.1671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0784" calcext:value-type="float">
            <text:p>3.2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73496774193" calcext:value-type="float">
            <text:p>3.139734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669" calcext:value-type="float">
            <text:p>3.066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33615483871" calcext:value-type="float">
            <text:p>3.0033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434828571429" calcext:value-type="float">
            <text:p>3.00434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518618181818" calcext:value-type="float">
            <text:p>3.025186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252283870968" calcext:value-type="float">
            <text:p>3.05252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4624" calcext:value-type="float">
            <text:p>3.11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996051612903" calcext:value-type="float">
            <text:p>3.1499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292" calcext:value-type="float">
            <text:p>2.97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355628571429" calcext:value-type="float">
            <text:p>2.76355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807418181818" calcext:value-type="float">
            <text:p>3.018074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813" calcext:value-type="float">
            <text:p>3.075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096872727273" calcext:value-type="float">
            <text:p>2.970968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80968" calcext:value-type="float">
            <text:p>2.90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867272727273" calcext:value-type="float">
            <text:p>2.888672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277737931034" calcext:value-type="float">
            <text:p>2.882777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341393548387" calcext:value-type="float">
            <text:p>2.7834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24670967742" calcext:value-type="float">
            <text:p>2.83424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948077419355" calcext:value-type="float">
            <text:p>2.9494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10125" calcext:value-type="float">
            <text:p>3.0961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07456" calcext:value-type="float">
            <text:p>3.12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293909677419" calcext:value-type="float">
            <text:p>3.1629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4252" calcext:value-type="float">
            <text:p>2.52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6608" calcext:value-type="float">
            <text:p>3.0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985083870968" calcext:value-type="float">
            <text:p>3.0098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42512" calcext:value-type="float">
            <text:p>2.9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738141935484" calcext:value-type="float">
            <text:p>2.8673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009771428571" calcext:value-type="float">
            <text:p>2.85009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7119" calcext:value-type="float">
            <text:p>2.8571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46064516129" calcext:value-type="float">
            <text:p>2.8744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270812903226" calcext:value-type="float">
            <text:p>2.9127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78735483871" calcext:value-type="float">
            <text:p>2.9197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74416" calcext:value-type="float">
            <text:p>2.8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61615483871" calcext:value-type="float">
            <text:p>2.5461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975142857143" calcext:value-type="float">
            <text:p>2.90975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8904" calcext:value-type="float">
            <text:p>3.1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733325" calcext:value-type="float">
            <text:p>3.0473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88384" calcext:value-type="float">
            <text:p>2.94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793083870968" calcext:value-type="float">
            <text:p>2.8879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653186206897" calcext:value-type="float">
            <text:p>2.836531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01675" calcext:value-type="float">
            <text:p>2.8010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04541935484" calcext:value-type="float">
            <text:p>2.8460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98976" calcext:value-type="float">
            <text:p>2.93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96205" calcext:value-type="float">
            <text:p>3.0596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652" calcext:value-type="float">
            <text:p>3.05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554219354839" calcext:value-type="float">
            <text:p>2.8755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81832258064" calcext:value-type="float">
            <text:p>3.09381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936413793103" calcext:value-type="float">
            <text:p>3.189364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793475" calcext:value-type="float">
            <text:p>3.2879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75856" calcext:value-type="float">
            <text:p>3.2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40929032258" calcext:value-type="float">
            <text:p>3.1764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143696551724" calcext:value-type="float">
            <text:p>3.141436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911612903226" calcext:value-type="float">
            <text:p>3.1291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10167741935" calcext:value-type="float">
            <text:p>3.12410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53176" calcext:value-type="float">
            <text:p>3.12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353075" calcext:value-type="float">
            <text:p>3.1035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7608" calcext:value-type="float">
            <text:p>2.8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793109677419" calcext:value-type="float">
            <text:p>2.7179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944025806452" calcext:value-type="float">
            <text:p>2.9694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03824" calcext:value-type="float">
            <text:p>3.11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198" calcext:value-type="float">
            <text:p>3.108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292" calcext:value-type="float">
            <text:p>3.0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40903225806" calcext:value-type="float">
            <text:p>2.96540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187586206897" calcext:value-type="float">
            <text:p>2.921875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54735483871" calcext:value-type="float">
            <text:p>2.9045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57161290323" calcext:value-type="float">
            <text:p>2.9265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652" calcext:value-type="float">
            <text:p>3.05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330941935484" calcext:value-type="float">
            <text:p>3.05330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240180645161" calcext:value-type="float">
            <text:p>2.77240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001393548387" calcext:value-type="float">
            <text:p>2.2500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438675" calcext:value-type="float">
            <text:p>3.0943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5304" calcext:value-type="float">
            <text:p>3.15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1815" calcext:value-type="float">
            <text:p>3.091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28288" calcext:value-type="float">
            <text:p>2.92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72314285714" calcext:value-type="float">
            <text:p>2.84672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426993548387" calcext:value-type="float">
            <text:p>2.7742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03775483871" calcext:value-type="float">
            <text:p>2.7503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767612903226" calcext:value-type="float">
            <text:p>3.0376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56176" calcext:value-type="float">
            <text:p>2.98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009961290323" calcext:value-type="float">
            <text:p>2.96009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848593548387" calcext:value-type="float">
            <text:p>2.97848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48584" calcext:value-type="float">
            <text:p>2.85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975725" calcext:value-type="float">
            <text:p>2.6297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8176" calcext:value-type="float">
            <text:p>2.4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05367741936" calcext:value-type="float">
            <text:p>2.35905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87310344828" calcext:value-type="float">
            <text:p>2.33487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551406451613" calcext:value-type="float">
            <text:p>2.35551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978812903226" calcext:value-type="float">
            <text:p>2.4097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731819354839" calcext:value-type="float">
            <text:p>2.6073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837625806452" calcext:value-type="float">
            <text:p>2.83837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578" calcext:value-type="float">
            <text:p>3.06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3428" calcext:value-type="float">
            <text:p>3.0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408412903226" calcext:value-type="float">
            <text:p>3.25408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2016" calcext:value-type="float">
            <text:p>3.34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149883870968" calcext:value-type="float">
            <text:p>3.2414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14008" calcext:value-type="float">
            <text:p>3.18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7154" calcext:value-type="float">
            <text:p>3.137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37914285714" calcext:value-type="float">
            <text:p>3.14237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77367741935" calcext:value-type="float">
            <text:p>3.16677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64929032258" calcext:value-type="float">
            <text:p>3.1916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9816" calcext:value-type="float">
            <text:p>3.23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212825" calcext:value-type="float">
            <text:p>3.3121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75448" calcext:value-type="float">
            <text:p>3.31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557083870968" calcext:value-type="float">
            <text:p>3.0555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662890322581" calcext:value-type="float">
            <text:p>3.28662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388857142857" calcext:value-type="float">
            <text:p>3.3538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503563636364" calcext:value-type="float">
            <text:p>2.675035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64095483871" calcext:value-type="float">
            <text:p>3.0064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54216" calcext:value-type="float">
            <text:p>3.19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625909677419" calcext:value-type="float">
            <text:p>3.0562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6984" calcext:value-type="float">
            <text:p>2.97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259819354839" calcext:value-type="float">
            <text:p>2.94259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696571428571" calcext:value-type="float">
            <text:p>2.93696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343690322581" calcext:value-type="float">
            <text:p>2.8934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34729411765" calcext:value-type="float">
            <text:p>2.8683472941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7424" calcext:value-type="float">
            <text:p>2.7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919716129032" calcext:value-type="float">
            <text:p>3.08919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613161290323" calcext:value-type="float">
            <text:p>3.2161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304877419355" calcext:value-type="float">
            <text:p>3.3030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24903225806" calcext:value-type="float">
            <text:p>3.20924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2495" calcext:value-type="float">
            <text:p>3.1392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565627586207" calcext:value-type="float">
            <text:p>3.135656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773" calcext:value-type="float">
            <text:p>3.136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38503225806" calcext:value-type="float">
            <text:p>3.15438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978116129032" calcext:value-type="float">
            <text:p>3.1897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173475" calcext:value-type="float">
            <text:p>3.2117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2944" calcext:value-type="float">
            <text:p>3.0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322296774194" calcext:value-type="float">
            <text:p>2.8532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27707826087" calcext:value-type="float">
            <text:p>3.052770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395070967742" calcext:value-type="float">
            <text:p>3.5139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82761290323" calcext:value-type="float">
            <text:p>3.4508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00064516129" calcext:value-type="float">
            <text:p>3.370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162012903226" calcext:value-type="float">
            <text:p>3.3516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011172413793" calcext:value-type="float">
            <text:p>3.39011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552980645161" calcext:value-type="float">
            <text:p>3.4155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71475" calcext:value-type="float">
            <text:p>3.4327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44584" calcext:value-type="float">
            <text:p>3.46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075811764706" calcext:value-type="float">
            <text:p>3.5107581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19753846154" calcext:value-type="float">
            <text:p>3.456197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311490909091" calcext:value-type="float">
            <text:p>3.263114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47425" calcext:value-type="float">
            <text:p>3.4134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628722580645" calcext:value-type="float">
            <text:p>3.5762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733419354839" calcext:value-type="float">
            <text:p>3.4973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190348387097" calcext:value-type="float">
            <text:p>3.3819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850921739131" calcext:value-type="float">
            <text:p>3.378509217391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260266666667" calcext:value-type="float">
            <text:p>3.38260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356325" calcext:value-type="float">
            <text:p>3.3635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179948387097" calcext:value-type="float">
            <text:p>3.3117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18967741935" calcext:value-type="float">
            <text:p>3.44718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266116129032" calcext:value-type="float">
            <text:p>3.3726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171819354839" calcext:value-type="float">
            <text:p>3.5217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59425" calcext:value-type="float">
            <text:p>3.6115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087563636364" calcext:value-type="float">
            <text:p>3.680875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53648" calcext:value-type="float">
            <text:p>3.65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968675" calcext:value-type="float">
            <text:p>3.5896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130761290323" calcext:value-type="float">
            <text:p>3.4813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804625" calcext:value-type="float">
            <text:p>3.4180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35136" calcext:value-type="float">
            <text:p>3.4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57942857143" calcext:value-type="float">
            <text:p>3.43857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0144" calcext:value-type="float">
            <text:p>3.4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79371428571" calcext:value-type="float">
            <text:p>3.46579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553548387097" calcext:value-type="float">
            <text:p>3.4855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97496774193" calcext:value-type="float">
            <text:p>3.535974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5384" calcext:value-type="float">
            <text:p>3.59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203408695652" calcext:value-type="float">
            <text:p>3.6520340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3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570" meta:object-count="0"/>
    <meta:user-defined meta:name="AppVersion">3.0</meta:user-defined>
  </office:meta>
</office:document-meta>
</file>